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T64" style:parent-style-name="Standardskriftforavsnitt" style:family="text">
      <style:text-properties fo:language="en" fo:country="US"/>
    </style:style>
  </office:automatic-styles>
  <office:body>
    <office:text text:use-soft-page-breaks="true">
      <text:p text:style-name="P1">body {</text:p>
      <text:p text:style-name="P2"><text:s text:c="4"/>font-family: Arial, sans-serif;</text:p>
      <text:p text:style-name="P3"><text:s text:c="4"/>line-height: 1.6;</text:p>
      <text:p text:style-name="P4"><text:s text:c="4"/>margin: 0;</text:p>
      <text:p text:style-name="P5"><text:s text:c="4"/>padding: 0;</text:p>
      <text:p text:style-name="P6"><text:s text:c="4"/>background-color: #f4f4f4;</text:p>
      <text:p text:style-name="P7">}</text:p>
      <text:p text:style-name="P8"/>
      <text:p text:style-name="P9">header {</text:p>
      <text:p text:style-name="P10"><text:s text:c="4"/>background: #333;</text:p>
      <text:p text:style-name="P11"><text:s text:c="4"/>color: #fff;</text:p>
      <text:p text:style-name="P12"><text:s text:c="4"/>padding: 1rem 0;</text:p>
      <text:p text:style-name="P13"><text:s text:c="4"/>text-align: center;</text:p>
      <text:p text:style-name="P14">}</text:p>
      <text:p text:style-name="P15"/>
      <text:p text:style-name="P16">header h1 {</text:p>
      <text:p text:style-name="P17"><text:s text:c="4"/>margin: 0;</text:p>
      <text:p text:style-name="P18">}</text:p>
      <text:p text:style-name="P19"/>
      <text:p text:style-name="P20">header p {</text:p>
      <text:p text:style-name="P21"><text:s text:c="4"/>margin: 0;</text:p>
      <text:p text:style-name="P22"><text:s text:c="4"/>font-style: italic;</text:p>
      <text:p text:style-name="P23">}</text:p>
      <text:p text:style-name="P24"/>
      <text:p text:style-name="P25">nav {</text:p>
      <text:p text:style-name="P26"><text:s text:c="4"/>background: #444;</text:p>
      <text:p text:style-name="P27"><text:s text:c="4"/>color: #fff;</text:p>
      <text:p text:style-name="P28"><text:s text:c="4"/>padding: 0.5rem;</text:p>
      <text:soft-page-break/>
      <text:p text:style-name="P29">}</text:p>
      <text:p text:style-name="P30"/>
      <text:p text:style-name="P31">nav ul {</text:p>
      <text:p text:style-name="P32"><text:s text:c="4"/>list-style: none;</text:p>
      <text:p text:style-name="P33"><text:s text:c="4"/>padding: 0;</text:p>
      <text:p text:style-name="P34"><text:s text:c="4"/>text-align: center;</text:p>
      <text:p text:style-name="P35">}</text:p>
      <text:p text:style-name="P36"/>
      <text:p text:style-name="P37">nav ul li {</text:p>
      <text:p text:style-name="P38"><text:s text:c="4"/>display: inline;</text:p>
      <text:p text:style-name="P39"><text:s text:c="4"/>margin: 0 1rem;</text:p>
      <text:p text:style-name="P40">}</text:p>
      <text:p text:style-name="P41"/>
      <text:p text:style-name="P42">nav ul li a {</text:p>
      <text:p text:style-name="P43"><text:s text:c="4"/>color: #fff;</text:p>
      <text:p text:style-name="P44"><text:s text:c="4"/>text-decoration: none;</text:p>
      <text:p text:style-name="P45">}</text:p>
      <text:p text:style-name="P46"/>
      <text:p text:style-name="P47">section {</text:p>
      <text:p text:style-name="P48"><text:s text:c="4"/>padding: 2rem;</text:p>
      <text:p text:style-name="P49"><text:s text:c="4"/>background: #fff;</text:p>
      <text:p text:style-name="P50"><text:s text:c="4"/>margin: 1rem 0;</text:p>
      <text:p text:style-name="P51">}</text:p>
      <text:p text:style-name="P52"/>
      <text:p text:style-name="P53">section h2 {</text:p>
      <text:p text:style-name="P54"><text:s text:c="4"/>color: #333;</text:p>
      <text:p text:style-name="P55">}</text:p>
      <text:p text:style-name="P56"/>
      <text:soft-page-break/>
      <text:p text:style-name="P57">footer {</text:p>
      <text:p text:style-name="P58"><text:s text:c="4"/>background: #333;</text:p>
      <text:p text:style-name="P59"><text:s text:c="4"/>color: #fff;</text:p>
      <text:p text:style-name="P60"><text:s text:c="4"/>text-align: center;</text:p>
      <text:p text:style-name="P61"><text:s text:c="4"/>padding: 1rem 0;</text:p>
      <text:p text:style-name="P62"><text:s text:c="4"/>position: fixed;</text:p>
      <text:p text:style-name="P63"><text:s text:c="4"/>bottom: 0;</text:p>
      <text:p text:style-name="Normal"><text:span text:style-name="T64"><text:s text:c="4"/></text:span>width: 100%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n-Kristin Schram</meta:initial-creator>
    <dc:creator>Ann-Kristin Schram</dc:creator>
    <meta:creation-date>2024-05-29T16:07:00Z</meta:creation-date>
    <dc:date>2024-05-29T16:09:00Z</dc:date>
    <meta:template xlink:href="Normal" xlink:type="simple"/>
    <meta:editing-cycles>1</meta:editing-cycles>
    <meta:editing-duration>PT60S</meta:editing-duration>
    <meta:document-statistic meta:page-count="3" meta:paragraph-count="1" meta:word-count="130" meta:character-count="823" meta:row-count="5" meta:non-whitespace-character-count="694"/>
  </office:meta>
</office:document-meta>
</file>